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6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22pt"/>
    </style:style>
    <style:style style:name="P7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RTL to ASIC System Design Flow using the OSU Library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Kevin Pat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RTL = VHDL or Verilog</text:p>
              </text:list-item>
            </text:list>
            <text:list text:style-name="L2">
              <text:list-item>
                <text:p text:style-name="P3">Technology = 180nm TSMC</text:p>
              </text:list-item>
            </text:list>
            <text:list text:style-name="L2">
              <text:list-item>
                <text:p text:style-name="P3">Currently, there are no memory models. <text:s/>Memory model shells are available (based on estimates from the CACTI 3.0 too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3.507cm" svg:x="1.4cm" svg:y="0.437cm" presentation:class="title" presentation:user-transformed="true">
          <draw:text-box>
            <text:p text:style-name="P1">Basic Flow</text:p>
          </draw:text-box>
        </draw:frame>
        <draw:frame draw:style-name="gr2" draw:text-style-name="P4" draw:layer="layout" svg:width="6.35cm" svg:height="1.893cm" svg:x="7.25cm" svg:y="3.945cm">
          <draw:text-box>
            <text:p text:style-name="P1"><text:span text:style-name="T1">RTL + Constraints</text:span></text:p>
          </draw:text-box>
        </draw:frame>
        <draw:rect draw:style-name="gr3" draw:text-style-name="P6" draw:layer="layout" svg:width="6.35cm" svg:height="3.175cm" svg:x="6.845cm" svg:y="6.885cm">
          <text:p text:style-name="P5"><text:span text:style-name="T2">Synopsys DC</text:span></text:p>
        </draw:rect>
        <draw:frame draw:style-name="gr4" draw:layer="layout" svg:width="6.365cm" svg:height="1.725cm" svg:x="17.005cm" svg:y="7.12cm">
          <draw:text-box>
            <text:p text:style-name="P1">OSU Standard Cell</text:p>
            <text:p text:style-name="P1">Library</text:p>
          </draw:text-box>
        </draw:frame>
        <draw:line draw:style-name="gr5" draw:text-style-name="P7" draw:layer="layout" svg:x1="9.385cm" svg:y1="5.615cm" svg:x2="9.385cm" svg:y2="6.885cm">
          <text:p text:style-name="P1"/>
        </draw:line>
        <draw:line draw:style-name="gr5" draw:text-style-name="P7" draw:layer="layout" svg:x1="16.37cm" svg:y1="7.755cm" svg:x2="13.83cm" svg:y2="7.755cm">
          <text:p text:style-name="P1"/>
        </draw:line>
        <draw:line draw:style-name="gr5" draw:text-style-name="P7" draw:layer="layout" svg:x1="9.385cm" svg:y1="10.295cm" svg:x2="9.385cm" svg:y2="11.565cm">
          <text:p text:style-name="P1"/>
        </draw:line>
        <draw:frame draw:style-name="gr2" draw:text-style-name="P1" draw:layer="layout" svg:width="3.175cm" svg:height="1.725cm" svg:x="8.115cm" svg:y="11.745cm">
          <draw:text-box>
            <text:p text:style-name="P1">Verilog Netlist</text:p>
          </draw:text-box>
        </draw:frame>
        <draw:rect draw:style-name="gr3" draw:text-style-name="P6" draw:layer="layout" svg:width="6.35cm" svg:height="3.175cm" svg:x="6.845cm" svg:y="15.086cm">
          <text:p text:style-name="P5"><text:span text:style-name="T2">Cadence SOC</text:span></text:p>
          <text:p text:style-name="P5"><text:span text:style-name="T2">Encounter</text:span></text:p>
        </draw:rect>
        <draw:line draw:style-name="gr5" draw:text-style-name="P7" draw:layer="layout" svg:x1="9.385cm" svg:y1="13.47cm" svg:x2="9.385cm" svg:y2="14.74cm">
          <text:p text:style-name="P1"/>
        </draw:line>
        <draw:frame draw:style-name="gr2" draw:text-style-name="P1" draw:layer="layout" svg:width="5.08cm" svg:height="0.988cm" svg:x="13.195cm" svg:y="13.088cm">
          <draw:text-box>
            <text:p text:style-name="P1">Constraints</text:p>
          </draw:text-box>
        </draw:frame>
        <draw:line draw:style-name="gr5" draw:text-style-name="P7" draw:layer="layout" svg:x1="13.195cm" svg:y1="14.105cm" svg:x2="12.56cm" svg:y2="14.74cm">
          <text:p text:style-name="P1"/>
        </draw:line>
        <draw:line draw:style-name="gr6" draw:text-style-name="P7" draw:layer="layout" svg:x1="19.545cm" svg:y1="9.66cm" svg:x2="17.64cm" svg:y2="14.74cm">
          <text:p text:style-name="P1"/>
        </draw:line>
        <draw:line draw:style-name="gr5" draw:text-style-name="P7" draw:layer="layout" svg:x1="17.64cm" svg:y1="14.74cm" svg:x2="13.83cm" svg:y2="15.375cm">
          <text:p text:style-name="P1"/>
        </draw:line>
        <draw:line draw:style-name="gr6" draw:text-style-name="P7" draw:layer="layout" svg:x1="9.385cm" svg:y1="18.55cm" svg:x2="9.385cm" svg:y2="19.82cm">
          <text:p text:style-name="P1"/>
        </draw:line>
        <draw:line draw:style-name="gr5" draw:text-style-name="P7" draw:layer="layout" svg:x1="9.385cm" svg:y1="19.82cm" svg:x2="15.735cm" svg:y2="19.82cm">
          <text:p text:style-name="P1"/>
        </draw:line>
        <draw:frame draw:style-name="gr2" draw:text-style-name="P1" draw:layer="layout" svg:width="5.08cm" svg:height="3.199cm" svg:x="15.7cm" svg:y="17.271cm">
          <draw:text-box>
            <text:p text:style-name="P1">GDSII netlist</text:p>
            <text:p text:style-name="P1">Post-extracted + Verilog netlis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625cm" svg:x="1.4cm" svg:y="0.778cm" presentation:class="title">
          <draw:text-box>
            <text:p text:style-name="P1">Verification and Power Estimation</text:p>
          </draw:text-box>
        </draw:frame>
        <draw:frame draw:style-name="gr4" draw:layer="layout" svg:width="5.857cm" svg:height="0.988cm" svg:x="5.132cm" svg:y="5.985cm">
          <draw:text-box>
            <text:p text:style-name="P1">Verilog netlist + </text:p>
          </draw:text-box>
        </draw:frame>
        <draw:frame draw:style-name="gr4" draw:layer="layout" svg:width="7.322cm" svg:height="2.462cm" svg:x="10.955cm" svg:y="5.428cm">
          <draw:text-box>
            <text:p text:style-name="P1">Test bench and </text:p>
            <text:p text:style-name="P1">other supporting files</text:p>
            <text:p text:style-name="P1">(vhdl)</text:p>
          </draw:text-box>
        </draw:frame>
        <draw:frame draw:style-name="gr4" draw:layer="layout" svg:width="3.995cm" svg:height="2.462cm" svg:x="19.025cm" svg:y="5.428cm">
          <draw:text-box>
            <text:p text:style-name="P1">+ OSU std </text:p>
            <text:p text:style-name="P1">cell library</text:p>
            <text:p text:style-name="P1"><text:s text:c="4"/>(vhdl)</text:p>
          </draw:text-box>
        </draw:frame>
        <draw:custom-shape draw:style-name="gr7" draw:text-style-name="P7" draw:layer="layout" svg:width="5.715cm" svg:height="1.905cm" svg:x="10.285cm" svg:y="9.395cm">
          <text:p text:style-name="P5">Modelsim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715cm" svg:height="1.905cm" svg:x="10.186cm" svg:y="14.796cm">
          <text:p text:style-name="P5">Cadence</text:p>
          <text:p text:style-name="P5">SOC Encounter</text:p>
          <draw:enhanced-geometry svg:viewBox="0 0 21600 21600" draw:type="rectangle" draw:enhanced-path="M 0 0 L 21600 0 21600 21600 0 21600 0 0 Z N"/>
        </draw:custom-shape>
        <draw:frame draw:style-name="gr4" draw:layer="layout" svg:width="2.801cm" svg:height="0.988cm" svg:x="11.655cm" svg:y="12.57cm">
          <draw:text-box>
            <text:p text:style-name="P1">vcd file</text:p>
          </draw:text-box>
        </draw:frame>
        <draw:frame draw:style-name="gr4" draw:layer="layout" svg:width="4.625cm" svg:height="0.988cm" svg:x="10.79cm" svg:y="18.05cm">
          <draw:text-box>
            <text:p text:style-name="P1">power.report</text:p>
          </draw:text-box>
        </draw:frame>
        <draw:line draw:style-name="gr5" draw:text-style-name="P7" draw:layer="layout" svg:x1="13.025cm" svg:y1="8.09cm" svg:x2="13.025cm" svg:y2="9.36cm">
          <text:p text:style-name="P1"/>
        </draw:line>
        <draw:line draw:style-name="gr5" draw:text-style-name="P7" draw:layer="layout" svg:x1="13.025cm" svg:y1="16.79cm" svg:x2="13.025cm" svg:y2="18.06cm">
          <text:p text:style-name="P1"/>
        </draw:line>
        <draw:line draw:style-name="gr5" draw:text-style-name="P7" draw:layer="layout" svg:x1="12.85cm" svg:y1="13.6cm" svg:x2="12.85cm" svg:y2="14.87cm">
          <text:p text:style-name="P1"/>
        </draw:line>
        <draw:line draw:style-name="gr5" draw:text-style-name="P7" draw:layer="layout" svg:x1="12.85cm" svg:y1="11.3cm" svg:x2="12.85cm" svg:y2="12.57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zxx" style:country-asian="none" style:font-family-complex="'Luxi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0-04-12T10:56:07</meta:creation-date>
    <dc:creator>kevin</dc:creator>
    <dc:date>2010-04-13T10:25:15</dc:date>
    <dc:language>en-US</dc:language>
    <meta:editing-cycles>5</meta:editing-cycles>
    <meta:editing-duration>PT56M55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